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Monaco_Linux" svg:font-family="Monaco_Linux" style:font-adornments="Regular" style:font-pitch="fixed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eTekst1" style:master-page-name="">
      <style:paragraph-properties fo:margin-left="0.019cm" fo:margin-right="0cm" fo:margin-top="0cm" fo:margin-bottom="0cm" fo:line-height="0.6cm" fo:text-indent="1.101cm" style:auto-text-indent="false" style:page-number="auto" style:shadow="none"/>
    </style:style>
    <style:style style:name="P2" style:family="paragraph" style:parent-style-name="eNagłówek1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eTekst1">
      <style:paragraph-properties fo:margin-top="0cm" fo:margin-bottom="0cm" fo:line-height="0.6cm" style:shadow="none"/>
    </style:style>
    <style:style style:name="P4" style:family="paragraph" style:parent-style-name="eTekst1">
      <style:paragraph-properties fo:margin-top="0cm" fo:margin-bottom="0cm" fo:line-height="0.6cm" fo:break-before="page" style:shadow="none"/>
    </style:style>
    <style:style style:name="P5" style:family="paragraph" style:parent-style-name="eTekst1">
      <style:paragraph-properties fo:margin-left="0.019cm" fo:margin-right="0cm" fo:margin-top="0cm" fo:margin-bottom="0cm" fo:line-height="0.6cm" fo:text-indent="1.101cm" style:auto-text-indent="false" style:shadow="non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eTekst1">
      <style:paragraph-properties fo:margin-top="0cm" fo:margin-bottom="0cm" fo:line-height="0.6cm" style:shadow="non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eTekst1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eLista1" style:list-style-name="L1"/>
    <style:style style:name="P9" style:family="paragraph" style:parent-style-name="eLista1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eKod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eKod">
      <style:paragraph-properties fo:break-before="pag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04cm" fo:text-indent="-0.635cm" fo:margin-left="7.00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rakterystyka języka <text:span text:style-name="T3">Ruby</text:span><text:line-break/>i platformy <text:span text:style-name="T3">Ruby on Rails</text:span>.</text:p>
      <text:p text:style-name="P2"/>
      <text:p text:style-name="P1"><text:span text:style-name="T1">Stworzony w 1995 roku przez japońskiego programistę, Yukihiro Matsumoto, język programowania </text:span><text:span text:style-name="T4">Ruby</text:span><text:span text:style-name="T1">, to interpretowany, dynamicznie typowany, w pełni obiektowy język skryptowy. Oparty na doświadczeniach programisty wyniesionych z pracy z innymi językami, jak np. </text:span><text:span text:style-name="T4">LISP</text:span><text:span text:style-name="T1">, </text:span><text:span text:style-name="T4">Perl</text:span><text:span text:style-name="T1"> czy </text:span><text:span text:style-name="T4">Smalltalk</text:span><text:span text:style-name="T1">. posiada kilka unikalnych cech, które sprawiają że dla niektórych programistów Ruby stanowi osobną klasę w kategorii ergonomii rozwijania kodu:</text:span></text:p>
      <text:p text:style-name="P5"/>
      <text:p text:style-name="P3"><text:span text:style-name="T2">Czytelna i przyjazna składnia</text:span><text:span text:style-name="T1"> – (ang. syntax) już na pierwszy rzut oka wyróżnia język Ruby, zwłaszcza wśród języków opierających swoją składnię na C (jak C++, C#, Java i ActionScript). Wyraźnie widać, że zaproponowane rozwiązanie ma przede wszystkim służyć programiście w swobodnym wyrażaniu swoich myśli:<text:line-break/></text:span></text:p>
      <text:p text:style-name="P3"><text:span text:style-name="ePolecenie_5f_inline"><text:span text:style-name="T1">exit unless "restaurant".include? "aura” </text:span></text:span></text:p>
      <text:p text:style-name="P3"><text:span text:style-name="ePolecenie_5f_inline"><text:span text:style-name="T1"/></text:span></text:p>
      <text:p text:style-name="P3"><text:span text:style-name="T1">Wystarczy przeczytać na głos powyższy kod źródłowy, żeby – mając najbardziej podstawową znajomość języka angielskiego – <text:s/>zrozumieć jego znaczenie dla programu: algorytm zakończy działanie, chyba że w wyrazie „restaurant” znajduje się ciąg znaków „aura”. Wyrażenie warunkowe </text:span><text:span text:style-name="ePolecenie_5f_inline"><text:span text:style-name="T1">unless</text:span></text:span><text:span text:style-name="T1"> jest odwrotnością warunku </text:span><text:span text:style-name="ePolecenie_5f_inline"><text:span text:style-name="T1">if</text:span></text:span><text:span text:style-name="T1">, dostępnego praktycznie w każdym języku wysokiego poziomu. Nawet początkujący programista powinien potrafić napisać dowolne wyrażenie warunkowe i jego zaprzeczenie, korzystając z praw DeMorgana. </text:span><text:span text:style-name="T4">Ruby</text:span><text:span text:style-name="T1"> udostępnia jednak wyrażenie </text:span><text:span text:style-name="ePolecenie_5f_inline"><text:span text:style-name="T1">unless</text:span></text:span><text:span text:style-name="T1"> jako dogodność dla użytkownika, jego znaczenie dla realizacji kodu jest identyczne z zaprzeczeniem </text:span><text:span text:style-name="ePolecenie_5f_inline"><text:span text:style-name="T1">if</text:span></text:span><text:span text:style-name="T1">, więc może wydawać się zbyteczne, ale w języku </text:span><text:span text:style-name="T4">Ruby</text:span><text:span text:style-name="T1"> wygoda programisty jest stawiana na pierwszym miejscu.</text:span></text:p>
      <text:p text:style-name="P3"><text:span text:style-name="T1">Filozofia programowania, w której najważniejszy jest użytkownik języka, czyli autor programu jest obecna i ma wpływ na wszystkie rozwiązania przyjęte w </text:span><text:span text:style-name="T4">Ruby</text:span><text:span text:style-name="T1">.<text:line-break/></text:span></text:p>
      <text:p text:style-name="P3"><text:span text:style-name="T2">Iteratory i bloki kodu</text:span><text:span text:style-name="T1"> – pozwalają na łatwe pisanie powtarzalnego i rekurencyjnego kodu. Tylko z pozoru są podobne do pętli znanych z innych języków, są jednak metodami, które przyjmują fragment kodu, otoczony nawiasami klamrowymi lub słowami kluczowymi </text:span><text:span text:style-name="ePolecenie_5f_inline"><text:span text:style-name="T1">do</text:span></text:span><text:span text:style-name="T1"> / </text:span><text:span text:style-name="ePolecenie_5f_inline"><text:span text:style-name="T1">end</text:span></text:span><text:span text:style-name="T1">, jako argument:<text:line-break/></text:span></text:p>
      <text:p text:style-name="P3"><text:span text:style-name="ePolecenie_5f_inline"><text:span text:style-name="T1">10.times { puts „a”}</text:span></text:span><text:span text:style-name="T1"><text:line-break/></text:span></text:p>
      <text:p text:style-name="P3"><text:span text:style-name="T1">Wypisuje znak „a” dziesięciokrotnie, ponownie zwraca na siebie uwagę czytelna i komfortowa nazwa metody </text:span><text:span text:style-name="ePolecenie_5f_inline"><text:span text:style-name="T1">times</text:span></text:span><text:span text:style-name="T1"> sugerująca wykonanie czynności wielokrotnie. </text:span></text:p>
      <text:p text:style-name="P6"><text:soft-page-break/>Kod wywołujący metodę iteratora może do niej przekazać dane i tak:</text:p>
      <text:p text:style-name="P6"/>
      <text:p text:style-name="P3"><text:span text:style-name="ePolecenie_5f_inline"><text:span text:style-name="T1">10.times { |x| puts x }</text:span></text:span></text:p>
      <text:p text:style-name="P6"/>
      <text:p text:style-name="P3"><text:span text:style-name="T1">...będzie przy każdym iteracyjnym kroku przekazywać licznik do bloku, jako zmienną </text:span><text:span text:style-name="T4">x</text:span><text:span text:style-name="T1">, każdy krok iteracyjny natomiast wypisuje od nowej linii wartość tej zmiennej, oczywiście zaczynając od zera.</text:span></text:p>
      <text:p text:style-name="P3"><text:span text:style-name="T1">W zależności od klasy obiektu dostępny jest odpowiedni zestaw iteratorów, dla liczb całkowitych i ich zasięgów</text:span><text:span text:style-name="T1"><text:note text:id="ftn1" text:note-class="footnote"><text:note-citation>1</text:note-citation><text:note-body><text:p text:style-name="Footnote">Klasa R<text:span text:style-name="ePolecenie_5f_inline">ange</text:span> może przechowywać liczby całkowite bądź znaki w ich „naturalnej” kolejności, np. <text:span text:style-name="ePolecenie_5f_inline">(12..24)</text:span> to wszystkie liczby całkowite od 12 do 24 włącznie, natomiast <text:span text:style-name="ePolecenie_5f_inline">(„a”..”n”)</text:span> przechowuje wszystkie małe litery alfabetu w podanym zakresie.</text:p></text:note-body></text:note></text:span><text:span text:style-name="T1"> dostępne są prostsze wyliczenia podobne do pętli for z innych języków, dla łańcuchów znaków dostępne są metody iterujące po każdym znaku, bądź każdym bajcie, tablice i tablice asocjacyjne (hasze) można przeszukiwać po każdym elemencie, po parach klucz/wartość, tylko po elementach, które spełniają podany w bloku kodu warunek, niektóre iteratory wykonują kod na pożądanych elementach, inne zwracają wynikową tablicę itd. Praktycznie dowolne powtarzalne zadanie, jakie chcielibyśmy wykonać przy pomocy pętli, w języku </text:span><text:span text:style-name="T4">Ruby</text:span><text:span text:style-name="T1"> można zapisać prościej i krócej za pomocą odpowiedniego iteratora.</text:span></text:p>
      <text:p text:style-name="P6"/>
      <text:p text:style-name="P3"><text:span text:style-name="T2">System zarządzania pakietami </text:span><text:span text:style-name="T5">RubyGems</text:span><text:span text:style-name="T1"> – integrujący się z powłoką systemu operacyjnego program ułatwiający instalowanie, usuwanie, uaktualnianie i przede wszystkim wykorzystywanie z poziomu kodu, bądź z poziomu systemu operacyjnego pakietów </text:span><text:span text:style-name="T4">Ruby</text:span><text:span text:style-name="T1">, zwanych </text:span><text:span text:style-name="T4">gemami</text:span><text:span text:style-name="T1"> (ang. </text:span><text:span text:style-name="T4">gem</text:span><text:span text:style-name="T1"> – klejnot). Pod szerokim pojęciem pakietu rozumiemy przede wszystkim rozliczne biblioteki i wtyczki, które można dołączyć i wykorzystać we własnym kodzie, ale niektóre pakiety są kompletnymi programami, <text:s/>interfejsami typu API, a nawet frameworkami – jak w przypadku </text:span><text:span text:style-name="T4">Ruby on Rails</text:span><text:span text:style-name="T1">, które integrują się z systemem operacyjnym i mogą pracować jako samodzielne aplikacje.</text:span></text:p>
      <text:p text:style-name="P4"><text:span text:style-name="T4">Ruby on Rails</text:span><text:span text:style-name="T1"> – platforma ułatwiającą pisanie aplikacji webowych przy pomocy języka </text:span><text:span text:style-name="T4">Ruby</text:span><text:span text:style-name="T1">, jest całym systemem wzajemnie powiązanych gemów. Poza własnym pakietem, zapewniającym integrację ze środowiskiem i powłoką, najważniejszymi jej częściami są:</text:span></text:p>
      <text:list xml:id="list1969242044" text:style-name="L1">
        <text:list-item>
          <text:p text:style-name="P8"><text:span text:style-name="T4">Rack</text:span><text:span text:style-name="T1"> – api serwera sieciowego, które od czasu powstania stało się standardowym rozwiązaniem wykorzystywanym w pisaniu programów serwerowych i klienckich (jest np. podstawą innego frameworka aplikacji webowych o nazwie </text:span><text:span text:style-name="T4">Sinatra</text:span><text:span text:style-name="T1">), </text:span></text:p>
        </text:list-item>
        <text:list-item>
          <text:p text:style-name="P8"><text:span text:style-name="T1">Trzy biblioteki ułatwiające pracę z silnikami bazodanowymi </text:span><text:span text:style-name="T4">SQLite</text:span><text:span text:style-name="T1">, </text:span><text:span text:style-name="T4">MySQL</text:span><text:span text:style-name="T1"> i </text:span><text:span text:style-name="T4">PostGreSQL</text:span><text:span text:style-name="T1"> (platforma </text:span><text:span text:style-name="T4">Rails</text:span><text:span text:style-name="T1"> wspiera te trzy silniki domyślnie, ale istnieją biblioteki umożliwiające pracę z innymi bazami, jak np. </text:span><text:span text:style-name="T4">Oracle</text:span><text:span text:style-name="T1">).</text:span></text:p>
        </text:list-item>
        <text:list-item>
          <text:p text:style-name="P8"><text:span text:style-name="T4">ActiveRecord </text:span><text:span text:style-name="T1">– gem udostępniający funkcjonalność ORM (ang. </text:span><text:span text:style-name="T4">Object-Relational Mapping</text:span><text:span text:style-name="T1"> – mapowanie obiektowo-relacyjne), czyli mapowanie relacji z bazy danych do postaci obiektu języka </text:span><text:span text:style-name="T4">Ruby;</text:span><text:span text:style-name="T1"> dzięki temu zaciągnięta z bazy danych „krotka” – bądź ich tablica – wraz z całą zawartością, czyli wartością każdej kolumny, jest przez program traktowana jako obiekt odpowiedniej klasy, udostępniający metody wspólne dla wszystkich obiektów bazodanowych (np. czytanie danych, porównywanie, nadpisywanie) jak i metody napisane implicite dla danego rodzaju krotki (np. wiersz zawierający dane użytkownika, zaciągnięty z bazy danych i zmapowany wewnątrz aplikacji jako obiekt klasy </text:span><text:span text:style-name="T4">User</text:span><text:span text:style-name="T1">, może nabyć metody odpowiedzialne za logowanie i wylogowywanie danego użytkownika do aplikacji i zapisywanie niepoufnych danych w sesji przeglądarki).</text:span></text:p>
        </text:list-item>
        <text:list-item>
          <text:p text:style-name="P8"><text:span text:style-name="T4">Rake</text:span><text:span text:style-name="T1"> – program automatyzujący procesy, będący w dużym uproszczeniu wersją programu </text:span><text:span text:style-name="T4">Make</text:span><text:span text:style-name="T1"> dla języka </text:span><text:span text:style-name="T4">Ruby</text:span><text:span text:style-name="T1">. Jego najważniejszą funkcją jest wykonywanie predefiniowanych zadań (zwanych </text:span><text:span text:style-name="T4">Raketask</text:span><text:span text:style-name="T1">-ami) w przestrzeni roboczej aplikacji. Najczęściej kojarzony jest z wykonywaniem operacji na bazie danych, które nie są wynikiem działań użytkowników aplikacji (np. wykonywanie okresowych kopii zapasowych).</text:span></text:p>
        </text:list-item>
      </text:list>
      <text:p text:style-name="eLista1"><text:span text:style-name="T1">Poza cechami technologicznymi, istotna jest też architektura systemu oparta o schemat MVC (ang. </text:span><text:span text:style-name="T4">Model-View-Controller</text:span><text:span text:style-name="T1"> – model-widok-kontroler). Ponieważ szczegółowy opis wszystkich cech tej architektury wykracza poza temat pracy, skupimy się na najważniejszych, które zakładają wyizolowanie logiki domenowej od części interfejsowej użytkownika, co – przy założeniu że każdy z trzech tytułowych elementów wykorzystywany jest zgodnie z przeznaczeniem (czego </text:span><text:span text:style-name="T4">Ruby on Rails</text:span><text:span text:style-name="T1"> odgórnie nie narzuca) – pozwala na rozwijanie każdej części niezależnie, ułatwia proces testowania i usuwania błędów (debugowania), jak również stanowi podstawę tworzenia całych rodzin aplikacji, których rdzeń jest wspólny, a zmiany dokonuje się tylko w logice biznesowej.</text:span></text:p>
      <text:p text:style-name="P9"/>
      <text:p text:style-name="P10"/>
      <text:p text:style-name="P11">&lt;SCHEMAT ARCHITEKTURY MVC&gt;</text:p>
      <text:p text:style-name="P7"/>
      <text:p text:style-name="P7">W zależności od implementacji architektury obowiązki jej elementów mogą rozkładać się bardzo różnie, dla Ruby on Rails przedstawiają się następująco:</text:p>
      <text:p text:style-name="P7"/>
      <text:p text:style-name="eTekst1"><text:span text:style-name="T2">Model</text:span><text:span text:style-name="T1"> – to klasa obiektu reprezentującego relacyjną krotkę bazodanowej. Każdy model w aplikacji </text:span><text:span text:style-name="T4">Rails</text:span><text:span text:style-name="T1"> dziedziczy z klasy podstawowej udostępnionej przez omówiony wcześniej interfejs </text:span><text:span text:style-name="T4">ORM</text:span><text:span text:style-name="T1"> </text:span><text:span text:style-name="T4">ActiveRecord</text:span><text:span text:style-name="T1">. Dzięki dziedziczeniu mamy dostęp do wszystkich najważniejszych metod związanych z manipulowaniem krotką w bazie danych za pomocą </text:span><text:span text:style-name="T1">jej obiektu, ale również możemy opisać całą logikę jaką obiekt musi posiadać wewnątrz aplikacji.</text:span></text:p>
      <text:p text:style-name="P7"/>
      <text:p text:style-name="eTekst1"><text:span text:style-name="T2">Widok</text:span><text:span text:style-name="T1"> – reprezentacja interfejsu użytkownika. W aplikacji </text:span><text:span text:style-name="T4">Ruby on Rails</text:span><text:span text:style-name="T1"> są to dokumenty html i ich szablony w formacie </text:span><text:span text:style-name="T4">eRuby</text:span><text:span text:style-name="T1"> (ang. </text:span><text:span text:style-name="T4">embed Ruby</text:span><text:span text:style-name="T1"> – zagnieżdzony </text:span><text:span text:style-name="T4">Ruby</text:span><text:span text:style-name="T1">) rozpoznawane po rozszerzeniu </text:span><text:span text:style-name="ePolecenie_5f_inline"><text:span text:style-name="T1">*html.erb</text:span></text:span><text:span text:style-name="T1"> bądź starszym </text:span><text:span text:style-name="ePolecenie_5f_inline"><text:span text:style-name="T1">*.rhtml</text:span></text:span><text:span text:style-name="T1">. Pliki </text:span><text:span text:style-name="T4">eRuby</text:span><text:span text:style-name="T1"> pozwalają na dopełnianie dokumentu html logiką języka </text:span><text:span text:style-name="T4">Ruby</text:span><text:span text:style-name="T1">, analogicznie do szablonów wykorzystywanych w technologiach </text:span><text:span text:style-name="T4">PHP</text:span><text:span text:style-name="T1">, </text:span><text:span text:style-name="T4">ASP</text:span><text:span text:style-name="T1"> i </text:span><text:span text:style-name="T4">JSP</text:span><text:span text:style-name="T1">.</text:span></text:p>
      <text:p text:style-name="P7">Widok w momencie wczytywania ma dostęp do zmiennych zdefiniowanych dla niego przez kontroler.</text:p>
      <text:p text:style-name="P7"/>
      <text:p text:style-name="eTekst1"><text:span text:style-name="T2">Kontroler</text:span><text:span text:style-name="T1"> – klasa zarządzająca „ruchem” w aplikacji, obsługuje żądania GET/POST wysyłane przez kliencką przeglądarkę. Spośród wymienionych elementów jest najważniejszym pośrednikiem między klientem a serwerem. Ze względów wydajnościowych, jak i ergonomii rozwijania aplikacji, każda funkcjonalność, dająca się logicznie wydzielić od pozostałych, powinna być reprezentowana w aplikacji przez własny kontroler. Standardem jest grupowanie metod obsługujących wszystkie zapytania manipulujące konkretnym modelem (często określane skrótem </text:span><text:span text:style-name="T4">CRUD</text:span><text:span text:style-name="T1">; ang. </text:span><text:span text:style-name="T4">Create-Read-Update-Destroy</text:span><text:span text:style-name="T1"> – twórz-czytaj-nadpisuj-usuń), w obrębie jednego kontrolera. Jest to zgodne ze wzorcem architektury </text:span><text:span text:style-name="T4">REST</text:span><text:span text:style-name="T1"> (ang. </text:span><text:span text:style-name="T4">Represnetational State Transfer</text:span><text:span text:style-name="T1"> – transfer stanu reprezentacyjnego), której głównym aktorem jest „zasób” (ang. </text:span><text:span text:style-name="T4">resource</text:span><text:span text:style-name="T1">), reprezentujący obecny stan aplikacji w interfejsie użytkownika. Biorąc pod uwagę bezstanową naturę protokołu http, zasób staje się ważnym medium biorącym udział w przenoszeniu przeglądowego stanu aplikacji z widoku do widoku, bądź w utrwalaniu stanu w bazie danych.</text:span></text:p>
      <text:p text:style-name="P7"/>
      <text:p text:style-name="P7">Jak wspomniałem powyżej Ruby on Rails integruje się z powłoką środowiska w którym pracuje. Efektem takiej integracji jest udostępnianie zestawu komendy zwanych generatorami, które ułatwiają żmudne procesy zarządzania elementami składowymi aplikacji, takie jak budowanie nowego modelu czy kontrolera, Część gemów i wtyczek, przeznaczonych do pracy z aplikacją Rails dodaje swoje własne genera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Monaco_Linux" svg:font-family="Monaco_Linux" style:font-adornments="Regular" style:font-pitch="fixed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eTekst1" style:family="paragraph" style:parent-style-name="Standard" style:auto-update="true" style:class="text" style:master-page-name="">
      <style:paragraph-properties fo:margin-left="0.019cm" fo:margin-right="0cm" fo:margin-top="0cm" fo:margin-bottom="0cm" fo:line-height="0.6cm" fo:text-align="start" style:justify-single-word="false" fo:text-indent="1.101cm" style:auto-text-indent="false" style:page-number="auto" style:shadow="none"/>
      <style:text-properties style:font-name="Times New Roman1" fo:font-size="12pt" style:font-size-asian="10.5pt"/>
    </style:style>
    <style:style style:name="eNagłówek1" style:family="paragraph" style:parent-style-name="Header" style:class="text" style:master-page-name="">
      <style:paragraph-properties fo:text-align="center" style:justify-single-word="false" style:page-number="auto"/>
      <style:text-properties fo:font-size="14pt" fo:font-weight="bold"/>
    </style:style>
    <style:style style:name="eTekst2" style:family="paragraph" style:parent-style-name="eTekst1" style:master-page-name="">
      <style:paragraph-properties fo:margin-left="0cm" fo:margin-right="0cm" fo:margin-top="0cm" fo:margin-bottom="0cm" fo:text-align="end" style:justify-single-word="false" fo:text-indent="0cm" style:auto-text-indent="false" style:page-number="auto"/>
      <style:text-properties fo:font-size="9pt" style:font-size-asian="10.5pt"/>
    </style:style>
    <style:style style:name="Footnote" style:family="paragraph" style:parent-style-name="Standard" style:auto-update="true" style:class="extra" style:master-page-name="">
      <style:paragraph-properties fo:margin-left="0.499cm" fo:margin-right="0cm" fo:margin-top="0.101cm" fo:margin-bottom="0.101cm" fo:text-indent="-0.499cm" style:auto-text-indent="false" style:page-number="auto" text:number-lines="false" text:line-number="0"/>
      <style:text-properties style:font-name="Trebuchet MS" fo:font-size="8pt" style:font-size-asian="10pt" style:font-size-complex="10pt"/>
    </style:style>
    <style:style style:name="eLista1" style:family="paragraph" style:parent-style-name="eTekst1" style:class="list" style:master-page-name="">
      <style:paragraph-properties fo:margin-top="0.101cm" fo:margin-bottom="0.101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Tahoma" style:font-size-complex="24pt" style:font-weight-complex="bold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style:font-name="DejaVu Sans Mono" fo:font-size="10pt" style:font-size-asian="10.5pt"/>
    </style:style>
    <style:style style:name="eKod" style:family="paragraph" style:master-page-name="">
      <style:paragraph-properties fo:margin-left="0.199cm" fo:margin-right="0cm" fo:text-indent="0.199cm" style:auto-text-indent="false" style:page-number="auto" fo:background-color="transparent" style:shadow="none">
        <style:tab-stops/>
        <style:background-image/>
      </style:paragraph-properties>
      <style:text-properties style:font-name="Monaco_Linux" fo:font-size="8pt" style:font-size-asian="10.5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Polecenie_5f_inline" style:display-name="ePolecenie_inline" style:family="text">
      <style:text-properties style:font-name="Monaco_Linux" fo:font-size="8pt" style:font-size-asian="10.5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kod_5f_komentarz" style:display-name="kod_komentarz" style:family="text" style:parent-style-name="ePolecenie_5f_inline">
      <style:text-properties fo:color="#666666" style:font-size-asian="10.5pt"/>
    </style:style>
    <style:style style:name="kod_5f_czerw" style:display-name="kod_czerw" style:family="text" style:parent-style-name="kod_5f_komentarz">
      <style:text-properties fo:color="#c90016" style:font-size-asian="10.5pt"/>
    </style:style>
    <style:style style:name="kod_5f_ziel" style:display-name="kod_ziel" style:family="text" style:parent-style-name="kod_5f_czerw">
      <style:text-properties fo:color="#355e00" style:font-size-asian="10.5pt"/>
    </style:style>
    <style:style style:name="kod_5f_nieb" style:display-name="kod_nieb" style:family="text" style:parent-style-name="kod_5f_ziel">
      <style:text-properties fo:color="#0066c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88cm" fo:margin-left="3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1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/<text:page-count>4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ub Żuchowski</meta:initial-creator>
    <meta:creation-date>2011-03-14T20:23:32</meta:creation-date>
    <dc:date>2011-09-23T20:23:05</dc:date>
    <dc:creator>Jakub Żuchowski</dc:creator>
    <meta:editing-duration>P6DT1H31M17S</meta:editing-duration>
    <meta:editing-cycles>307</meta:editing-cycles>
    <meta:generator>LibreOffice/3.3$Linux LibreOffice_project/330m19$Build-202</meta:generator>
    <meta:document-statistic meta:table-count="0" meta:image-count="0" meta:object-count="0" meta:page-count="4" meta:paragraph-count="29" meta:word-count="1242" meta:character-count="9243"/>
  </office:meta>
</office:document-meta>
</file>